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99" draw:textarea-horizontal-align="justify" draw:textarea-vertical-align="middle" draw:auto-grow-height="false" fo:min-height="5.465cm" fo:min-width="18.042cm"/>
    </style:style>
    <style:style style:name="gr2" style:family="graphic" style:parent-style-name="standard">
      <style:graphic-properties draw:fill-color="#99ffff" draw:textarea-horizontal-align="justify" draw:textarea-vertical-align="middle" draw:auto-grow-height="false" fo:min-height="19.308cm" fo:min-width="18.04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401cm" fo:min-width="3.31cm"/>
    </style:style>
    <style:style style:name="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401cm" fo:min-width="3.437cm"/>
    </style:style>
    <style:style style:name="gr7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401cm" fo:min-width="3.564cm"/>
    </style:style>
    <style:style style:name="gr8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401cm" fo:min-width="3.691cm"/>
    </style:style>
    <style:style style:name="gr9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0.919cm" fo:min-width="2.823cm"/>
    </style:style>
    <style:style style:name="gr10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401cm" fo:min-width="3.056cm"/>
    </style:style>
    <style:style style:name="gr11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0.919cm" fo:min-width="3.363cm"/>
    </style:style>
    <style:style style:name="gr12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0.919cm" fo:min-width="3.63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66ff99"/>
      <style:paragraph-properties fo:text-align="center"/>
    </style:style>
    <style:style style:name="P2" style:family="paragraph">
      <loext:graphic-properties draw:fill-color="#99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100%" draw:opacity-name="Transparency_20_2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fffff" draw:opacity="100%" draw:opacity-name="Transparency_20_2"/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5.715cm" svg:x="1.254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542cm" svg:height="19.558cm" svg:x="1.254cm" svg:y="7.0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842cm" svg:height="1.143cm" svg:x="1.381cm" svg:y="1.381cm">
          <draw:text-box>
            <text:p>Julkiset sivut</text:p>
          </draw:text-box>
        </draw:frame>
        <draw:frame draw:style-name="gr4" draw:text-style-name="P3" draw:layer="layout" svg:width="9.017cm" svg:height="1.016cm" svg:x="1.254cm" svg:y="25.599cm">
          <draw:text-box>
            <text:p>Kirjautumisen vaativat sivut</text:p>
          </draw:text-box>
        </draw:frame>
        <draw:custom-shape draw:style-name="gr5" draw:text-style-name="P5" xml:id="id1" draw:id="id1" draw:layer="layout" svg:width="3.81cm" svg:height="1.651cm" svg:x="9.255cm" svg:y="6.207cm">
          <text:p text:style-name="P4"><text:span text:style-name="T1">Pääsivu</text:span></text:p>
          <text:p text:style-name="P4"><text:span text:style-name="T1">leiska/</text:span></text:p>
          <text:p text:style-name="P4"><text:span text:style-name="T1">MainController::index(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3.937cm" svg:height="1.651cm" svg:x="15.732cm" svg:y="5.064cm">
          <text:p text:style-name="P4"><text:span text:style-name="T1">Sisäänkirjautuminen</text:span></text:p>
          <text:p text:style-name="P4"><text:span text:style-name="T1">leiska/login</text:span></text:p>
          <text:p text:style-name="P4"><text:span text:style-name="T1">PersonController::login(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4.064cm" svg:height="1.651cm" svg:x="8.747cm" svg:y="12.938cm">
          <text:p text:style-name="P4"><text:span text:style-name="T1">Henkilöt</text:span></text:p>
          <text:p text:style-name="P4"><text:span text:style-name="T1">leiska/person</text:span></text:p>
          <text:p text:style-name="P4"><text:span text:style-name="T1">PersonController::index(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4.064cm" svg:height="1.651cm" svg:x="14.462cm" svg:y="19.034cm">
          <text:p text:style-name="P4"><text:span text:style-name="T1">Uusi henkilö</text:span></text:p>
          <text:p text:style-name="P4"><text:span text:style-name="T1">leiska/person/new</text:span></text:p>
          <text:p text:style-name="P4"><text:span text:style-name="T1">PersonController::create(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9" draw:id="id9" draw:layer="layout" svg:width="4.064cm" svg:height="1.651cm" svg:x="5.064cm" svg:y="19.034cm">
          <text:p text:style-name="P4"><text:span text:style-name="T1">Näytä henkilö</text:span></text:p>
          <text:p text:style-name="P4"><text:span text:style-name="T1">leiska/person/:id</text:span></text:p>
          <text:p text:style-name="P4"><text:span text:style-name="T1">PersonController::show($id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" draw:id="id7" draw:layer="layout" svg:width="4.191cm" svg:height="1.651cm" svg:x="9.509cm" svg:y="19.034cm">
          <text:p text:style-name="P4"><text:span text:style-name="T1">Muokkaa henkilöä</text:span></text:p>
          <text:p text:style-name="P4"><text:span text:style-name="T1">leiska/person/:id/edit</text:span></text:p>
          <text:p text:style-name="P4"><text:span text:style-name="T1">PersonController::edit($id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.937cm" svg:height="1.651cm" svg:x="15.605cm" svg:y="7.35cm">
          <text:p text:style-name="P4"><text:span text:style-name="T1">Uloskirjautuminen</text:span></text:p>
          <text:p text:style-name="P4"><text:span text:style-name="T1">leiska/logout</text:span></text:p>
          <text:p text:style-name="P4"><text:span text:style-name="T1">PersonController::logout(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" draw:id="id11" draw:layer="layout" svg:width="4.699cm" svg:height="1.651cm" svg:x="14.462cm" svg:y="22.209cm">
          <text:p text:style-name="P4"><text:span text:style-name="T1">Talletus</text:span></text:p>
          <text:p text:style-name="P4"><text:span text:style-name="T1">leiska/person/ (POST)</text:span></text:p>
          <text:p text:style-name="P4"><text:span text:style-name="T1">PersonController::stor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" draw:id="id13" draw:layer="layout" svg:width="3.556cm" svg:height="1.651cm" svg:x="3.286cm" svg:y="6.207cm">
          <text:p text:style-name="P4"><text:span text:style-name="T2">Äänestyksiin</text:span></text:p>
          <text:p text:style-name="P4"><text:span text:style-name="T2">liittyvät toiminnot</text:span></text:p>
          <text:p text:style-name="P4"><text:span text:style-name="T2">(eri kuva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0" draw:id="id10" draw:layer="layout" svg:width="5.461cm" svg:height="1.651cm" svg:x="8.747cm" svg:y="22.336cm">
          <text:p text:style-name="P4"><text:span text:style-name="T1">Talletus</text:span></text:p>
          <text:p text:style-name="P4"><text:span text:style-name="T1">leiska/person/:id/edit (POST)</text:span></text:p>
          <text:p text:style-name="P4"><text:span text:style-name="T1">PersonController::update($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2" draw:id="id12" draw:layer="layout" svg:width="5.461cm" svg:height="1.651cm" svg:x="1.508cm" svg:y="23.733cm">
          <text:p text:style-name="P4"><text:span text:style-name="T1">Poisto</text:span></text:p>
          <text:p text:style-name="P4"><text:span text:style-name="T1">leiska/person/:id/destroy (POST)</text:span></text:p>
          <text:p text:style-name="P4"><text:span text:style-name="T1">PersonController::destroy($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5" draw:id="id5" draw:layer="layout" svg:width="5.842cm" svg:height="1.651cm" svg:x="13.573cm" svg:y="11.287cm">
          <text:p text:style-name="P4"><text:span text:style-name="T1">Käsittely</text:span></text:p>
          <text:p text:style-name="P4"><text:span text:style-name="T1">leiska/logout/ (POST)</text:span></text:p>
          <text:p text:style-name="P4"><text:span text:style-name="T1">PersonController::handle_logout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4" draw:id="id4" draw:layer="layout" svg:width="5.842cm" svg:height="1.651cm" svg:x="13.7cm" svg:y="2.143cm">
          <text:p text:style-name="P4"><text:span text:style-name="T1">Käsittely</text:span></text:p>
          <text:p text:style-name="P4"><text:span text:style-name="T1">leiska/login/ (POST)</text:span></text:p>
          <text:p text:style-name="P4"><text:span text:style-name="T1">PersonController::handle_logi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curve" svg:x1="13.065cm" svg:y1="7.032cm" svg:x2="15.732cm" svg:y2="5.889cm" draw:start-shape="id1" draw:start-glue-point="1" draw:end-shape="id2" draw:end-glue-point="3" svg:d="M13065 7032c1999 0 666-1143 2667-1143" svg:viewBox="0 0 2668 1144">
          <text:p/>
        </draw:connector>
        <draw:connector draw:style-name="gr13" draw:text-style-name="P7" draw:layer="layout" draw:type="curve" svg:x1="13.065cm" svg:y1="7.032cm" svg:x2="15.605cm" svg:y2="8.175cm" draw:start-shape="id1" draw:start-glue-point="1" draw:end-shape="id3" draw:end-glue-point="3" svg:d="M13065 7032c1905 0 635 1143 2540 1143" svg:viewBox="0 0 2541 1144">
          <text:p/>
        </draw:connector>
        <draw:connector draw:style-name="gr13" draw:text-style-name="P7" draw:layer="layout" draw:type="curve" svg:x1="17.7cm" svg:y1="5.064cm" svg:x2="16.621cm" svg:y2="3.794cm" draw:start-shape="id2" draw:start-glue-point="0" draw:end-shape="id4" draw:end-glue-point="8" svg:d="M17700 5064c0-952-1079-318-1079-1270" svg:viewBox="0 0 1080 1271">
          <text:p/>
        </draw:connector>
        <draw:connector draw:style-name="gr13" draw:text-style-name="P7" draw:layer="layout" draw:type="curve" svg:x1="13.7cm" svg:y1="2.969cm" svg:x2="11.16cm" svg:y2="6.207cm" draw:start-shape="id4" draw:start-glue-point="6" draw:end-shape="id1" draw:end-glue-point="0" svg:d="M13700 2969c-1694 0-2540 1079-2540 3238" svg:viewBox="0 0 2541 3239">
          <text:p/>
        </draw:connector>
        <draw:connector draw:style-name="gr13" draw:text-style-name="P7" draw:layer="layout" draw:type="curve" svg:x1="17.573cm" svg:y1="9.001cm" svg:x2="16.494cm" svg:y2="11.287cm" draw:start-shape="id3" draw:start-glue-point="2" draw:end-shape="id5" draw:end-glue-point="4" svg:d="M17573 9001c0 1713-1079 570-1079 2286" svg:viewBox="0 0 1080 2287">
          <text:p/>
        </draw:connector>
        <draw:connector draw:style-name="gr13" draw:text-style-name="P7" draw:layer="layout" draw:type="curve" svg:x1="14.428cm" svg:y1="11.528cm" svg:x2="11.16cm" svg:y2="7.858cm" draw:start-shape="id5" draw:start-glue-point="5" draw:end-shape="id1" svg:d="M14428 11528c0-2934-3268-1099-3268-3670" svg:viewBox="0 0 3269 3671">
          <text:p/>
        </draw:connector>
        <draw:connector draw:style-name="gr13" draw:text-style-name="P7" draw:layer="layout" draw:type="curve" svg:x1="11.16cm" svg:y1="7.858cm" svg:x2="10.779cm" svg:y2="12.938cm" draw:start-shape="id1" draw:start-glue-point="2" draw:end-shape="id6" draw:end-glue-point="0" svg:d="M11160 7858c0 3808-381 1269-381 5080" svg:viewBox="0 0 382 5081">
          <text:p/>
        </draw:connector>
        <draw:connector draw:style-name="gr13" draw:text-style-name="P7" draw:layer="layout" draw:type="curve" svg:x1="10.779cm" svg:y1="14.589cm" svg:x2="11.604cm" svg:y2="19.034cm" draw:start-shape="id6" draw:start-glue-point="2" draw:end-shape="id7" draw:end-glue-point="0" svg:d="M10779 14589c0 3333 825 1111 825 4445" svg:viewBox="0 0 826 4446">
          <text:p/>
        </draw:connector>
        <draw:connector draw:style-name="gr13" draw:text-style-name="P7" draw:layer="layout" draw:type="curve" svg:x1="10.779cm" svg:y1="14.589cm" svg:x2="16.494cm" svg:y2="19.034cm" draw:start-shape="id6" draw:start-glue-point="2" draw:end-shape="id8" draw:end-glue-point="0" svg:d="M10779 14589c0 3333 5715 1111 5715 4445" svg:viewBox="0 0 5716 4446">
          <text:p/>
        </draw:connector>
        <draw:connector draw:style-name="gr13" draw:text-style-name="P7" draw:layer="layout" draw:type="curve" svg:x1="10.779cm" svg:y1="14.589cm" svg:x2="7.096cm" svg:y2="19.034cm" draw:start-shape="id6" draw:start-glue-point="2" draw:end-shape="id9" draw:end-glue-point="0" svg:d="M10779 14589c0 3333-3683 1111-3683 4445" svg:viewBox="0 0 3684 4446">
          <text:p/>
        </draw:connector>
        <draw:connector draw:style-name="gr13" draw:text-style-name="P7" draw:layer="layout" draw:type="curve" svg:x1="11.604cm" svg:y1="20.685cm" svg:x2="11.478cm" svg:y2="22.336cm" draw:start-shape="id7" draw:start-glue-point="2" draw:end-shape="id10" draw:end-glue-point="4" svg:d="M11604 20685c0 1237-126 412-126 1651" svg:viewBox="0 0 127 1652">
          <text:p/>
        </draw:connector>
        <draw:connector draw:style-name="gr13" draw:text-style-name="P7" draw:layer="layout" draw:type="curve" svg:x1="16.494cm" svg:y1="20.685cm" svg:x2="16.812cm" svg:y2="22.209cm" draw:start-shape="id8" draw:start-glue-point="2" draw:end-shape="id11" draw:end-glue-point="4" svg:d="M16494 20685c0 1141 318 380 318 1524" svg:viewBox="0 0 319 1525">
          <text:p/>
        </draw:connector>
        <draw:connector draw:style-name="gr13" draw:text-style-name="P7" draw:layer="layout" draw:type="curve" svg:x1="15.15cm" svg:y1="23.619cm" svg:x2="7.096cm" svg:y2="20.685cm" draw:start-shape="id11" draw:start-glue-point="7" draw:end-shape="id9" svg:d="M15150 23619c0 1113-8054 2580-8054-2934" svg:viewBox="0 0 8055 3985">
          <text:p/>
        </draw:connector>
        <draw:connector draw:style-name="gr13" draw:text-style-name="P7" draw:layer="layout" draw:type="curve" svg:x1="7.096cm" svg:y1="20.685cm" svg:x2="6.17cm" svg:y2="23.974cm" draw:start-shape="id9" draw:start-glue-point="2" draw:end-shape="id12" draw:end-glue-point="11" svg:d="M7096 20685c0 2284-926 640-926 3289" svg:viewBox="0 0 927 3290">
          <text:p/>
        </draw:connector>
        <draw:connector draw:style-name="gr13" draw:text-style-name="P7" draw:layer="layout" draw:type="curve" svg:x1="4.239cm" svg:y1="23.733cm" svg:x2="8.747cm" svg:y2="13.763cm" draw:start-shape="id12" draw:start-glue-point="4" draw:end-shape="id6" draw:end-glue-point="3" svg:d="M4239 23733c0-6647 1502-9970 4508-9970" svg:viewBox="0 0 4509 9971">
          <text:p/>
        </draw:connector>
        <draw:connector draw:style-name="gr13" draw:text-style-name="P7" draw:layer="layout" draw:type="curve" svg:x1="9.546cm" svg:y1="22.577cm" svg:x2="7.096cm" svg:y2="20.685cm" draw:start-shape="id10" draw:start-glue-point="5" draw:end-shape="id9" draw:end-glue-point="2" svg:d="M9546 22577c0-1600-2450-655-2450-1892" svg:viewBox="0 0 2451 1893">
          <text:p/>
        </draw:connector>
        <draw:connector draw:style-name="gr13" draw:text-style-name="P7" draw:layer="layout" draw:type="curve" svg:x1="9.255cm" svg:y1="7.032cm" svg:x2="6.842cm" svg:y2="7.032cm" draw:start-shape="id1" draw:start-glue-point="3" draw:end-shape="id13" draw:end-glue-point="1" svg:d="M9255 7032h-2413" svg:viewBox="0 0 241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ku Kalinen</meta:initial-creator>
    <meta:creation-date>2017-04-13T08:35:23.743588000</meta:creation-date>
    <dc:date>2017-04-13T10:03:17.221766000</dc:date>
    <dc:creator>Riku Kalinen</dc:creator>
    <meta:editing-duration>PT20M55S</meta:editing-duration>
    <meta:editing-cycles>6</meta:editing-cycles>
    <meta:generator>LibreOffice/5.1.4.2$MacOSX_X86_64 LibreOffice_project/f99d75f39f1c57ebdd7ffc5f42867c12031db97a</meta:generator>
    <meta:document-statistic meta:object-count="34"/>
  </office:meta>
</office:document-meta>
</file>